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00:31:13.79926188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6-30T00:31:30.703601866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10" meta:object-count="0"/>
  </office:meta>
</office:document-meta>
</file>